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000000500E98A6351B23042B7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14.036cm, 0cm, 0cm, 0.334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8.749cm" svg:height="14.832cm" svg:x="1.25cm" svg:y="12.5cm">
          <draw:image xlink:href="Pictures/10000000000003C000000500E98A6351B23042B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0-10-08T21:49:32.616424229</dc:date>
    <meta:editing-duration>PT42S</meta:editing-duration>
    <meta:editing-cycles>1</meta:editing-cycles>
    <meta:generator>LibreOffice/7.0.1.2$Linux_X86_64 LibreOffice_project/7cbcfc562f6eb6708b5ff7d7397325de9e764452</meta:generator>
    <meta:document-statistic meta:object-count="1"/>
  </office:meta>
</office:document-meta>
</file>